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1.984cm" style:rel-column-width="7650*"/>
    </style:style>
    <style:style style:name="Tabella2.C" style:family="table-column">
      <style:table-column-properties style:column-width="13.005cm" style:rel-column-width="50140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3" style:family="table-cell">
      <style:table-cell-properties fo:padding="0.097cm" fo:border="none"/>
    </style:style>
    <style:style style:name="Tabella2.B3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table:align="margins"/>
    </style:style>
    <style:style style:name="Tabella5.A" style:family="table-column">
      <style:table-column-properties style:column-width="16.272cm" style:rel-column-width="62733*"/>
    </style:style>
    <style:style style:name="Tabella5.B" style:family="table-column">
      <style:table-column-properties style:column-width="0.727cm" style:rel-column-width="2802*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style:font-name="Arial" fo:font-weight="normal" style:font-weight-asian="normal" style:font-weight-complex="normal"/>
    </style:style>
    <style:style style:name="P13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2" fo:font-size="15pt" style:font-name-asian="Arial2" style:font-size-asian="15pt" style:font-name-complex="Arial2" style:font-size-complex="15pt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20" style:family="paragraph" style:parent-style-name="Standard">
      <style:paragraph-properties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22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24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25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26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5pt" fo:font-style="normal" style:text-underline-style="none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P28" style:family="paragraph" style:parent-style-name="Standard">
      <style:paragraph-properties style:text-autospace="none"/>
      <style:text-properties style:use-window-font-color="true" style:font-name="Arial" fo:font-size="15pt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29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 style:text-autospace="none"/>
      <style:text-properties style:use-window-font-color="true" style:font-name="Arial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 style:text-autospace="none">
        <style:tab-stops/>
      </style:paragraph-properties>
      <style:text-properties style:use-window-font-color="true" style:font-name="Arial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paragraph-properties style:text-autospace="non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36" style:family="paragraph" style:parent-style-name="Standard">
      <style:paragraph-properties style:text-autospace="none"/>
      <style:text-properties style:font-name="Arial" fo:font-size="15pt" style:font-size-asian="15pt" style:font-size-complex="15pt"/>
    </style:style>
    <style:style style:name="P37" style:family="paragraph" style:parent-style-name="Standard">
      <style:paragraph-properties style:text-autospace="none"/>
      <style:text-properties style:font-name="Arial" fo:font-size="12pt" fo:font-weight="normal" style:font-name-asian="Arial2" style:font-size-asian="12pt" style:font-weight-asian="normal" style:font-name-complex="Arial2" style:font-size-complex="12pt" style:font-weight-complex="normal"/>
    </style:style>
    <style:style style:name="P38" style:family="paragraph" style:parent-style-name="Standard">
      <style:paragraph-properties style:text-autospace="none"/>
      <style:text-properties style:font-name="Arial" fo:font-size="15pt" style:font-size-asian="15pt" style:font-size-complex="15pt"/>
    </style:style>
    <style:style style:name="P39" style:family="paragraph" style:parent-style-name="Standard">
      <style:paragraph-properties style:text-autospace="none"/>
      <style:text-properties style:use-window-font-color="true"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 fo:break-before="page" style:text-autospace="none"/>
      <style:text-properties style:use-window-font-color="true" style:font-name="Arial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41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12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Norme interne</text:p>
          </table:table-cell>
          <table:table-cell table:style-name="Tabella4.B1" office:value-type="string">
            <text:p text:style-name="P9">4 <text:s/>Dicembre <text:s/>2007</text:p>
          </table:table-cell>
        </table:table-row>
        <table:table-row>
          <table:table-cell table:style-name="Tabella4.A2" office:value-type="string">
            <text:p text:style-name="P8">Documento interno – v1.0</text:p>
          </table:table-cell>
          <table:table-cell table:style-name="Tabella4.B2" office:value-type="string">
            <text:p text:style-name="P9">Norme_interne_1.0.pdf</text:p>
          </table:table-cell>
        </table:table-row>
      </table:table>
      <text:p text:style-name="P15"/>
      <text:p text:style-name="P15"/>
      <text:p text:style-name="P16">Redazione:</text:p>
      <text:p text:style-name="P19"><text:tab/><text:tab/><text:tab/>Luca Rubin</text:p>
      <text:p text:style-name="P21"/>
      <text:p text:style-name="P21">Revisione:<text:tab/></text:p>
      <text:p text:style-name="P19"><text:tab/><text:tab/><text:tab/>Davide Compagnin</text:p>
      <text:p text:style-name="P21"/>
      <text:p text:style-name="P21">Approvazione:</text:p>
      <text:p text:style-name="P23"><text:tab/><text:tab/><text:tab/>Daniele Bonaldo<text:tab/><text:tab/><text:tab/></text:p>
      <text:p text:style-name="P21"/>
      <text:p text:style-name="P21">Lista di distribuzione:</text:p>
      <text:p text:style-name="P19"><text:tab/><text:tab/><text:tab/><text:tab/><text:tab/><text:tab/>Stylosoft</text:p>
      <text:p text:style-name="P19"/>
      <text:p text:style-name="P22">Registro delle modifiche:</text:p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4">Versione</text:p>
          </table:table-cell>
          <table:table-cell table:style-name="Tabella2.B1" office:value-type="string">
            <text:p text:style-name="P24">Data</text:p>
          </table:table-cell>
          <table:table-cell table:style-name="Tabella2.A1" office:value-type="string">
            <text:p text:style-name="P11">Descrizione delle modifiche</text:p>
          </table:table-cell>
        </table:table-row>
        <table:table-row>
          <table:table-cell table:style-name="Tabella2.A1" office:value-type="string">
            <text:p text:style-name="P37">1.0</text:p>
          </table:table-cell>
          <table:table-cell table:style-name="Tabella2.B1" office:value-type="string">
            <text:p text:style-name="P37">06/12/07</text:p>
          </table:table-cell>
          <table:table-cell table:style-name="Tabella2.A1" office:value-type="string">
            <text:p text:style-name="P12">Correzione errori vari grammaticali, aggiustamento indice</text:p>
          </table:table-cell>
        </table:table-row>
        <table:table-row>
          <table:table-cell table:style-name="Tabella2.A3" office:value-type="string">
            <text:p text:style-name="P25">0.2</text:p>
          </table:table-cell>
          <table:table-cell table:style-name="Tabella2.B3" office:value-type="string">
            <text:p text:style-name="P25">04/12/07</text:p>
          </table:table-cell>
          <table:table-cell table:style-name="Tabella2.B3" office:value-type="string">
            <text:p text:style-name="Table_20_Contents">Sistemazione indice e ampliamento punto 5</text:p>
          </table:table-cell>
        </table:table-row>
      </table:table>
      <text:p text:style-name="P17"/>
      <text:p text:style-name="P18"/>
      <text:p text:style-name="P20"/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Sommario</text:p>
      <text:p text:style-name="P32"/>
      <text:p text:style-name="P29"><text:tab/>Questo documento fissa le regole base che l'azienda intende seguire per comunicare con i soggetti interni ed esterni, regolando le modalità di stesura dei documenti, i programmi utilizzati, e le modalità di consegna.</text:p>
      <text:p text:style-name="P29"/>
      <text:p text:style-name="P28">Indice</text:p>
      <text:p text:style-name="P29"/>
      <table:table table:name="Tabella5" table:style-name="Tabella5">
        <table:table-column table:style-name="Tabella5.A"/>
        <table:table-column table:style-name="Tabella5.B"/>
        <table:table-row>
          <table:table-cell office:value-type="string">
            <text:p text:style-name="P29">1<text:tab/>Comunicazioni........................................................................................................</text:p>
            <text:p text:style-name="P29"><text:tab/>1.1<text:tab/>Interne.........................................................................................................</text:p>
            <text:p text:style-name="P29"><text:tab/>1.2<text:tab/>Esterne........................................................................................................</text:p>
            <text:p text:style-name="P29">2<text:tab/>Convocazioni ed incontri........................................................................................</text:p>
            <text:p text:style-name="P29">3<text:tab/>Gestione documenti ufficiali...................................................................................</text:p>
            <text:p text:style-name="P29"><text:tab/>3.1<text:tab/>Nominazione documenti..............................................................................</text:p>
            <text:p text:style-name="P29"><text:tab/>3.2<text:tab/>Interna.........................................................................................................</text:p>
            <text:p text:style-name="P29"><text:tab/>3.3<text:tab/>Esterna........................................................................................................</text:p>
            <text:p text:style-name="P29"><text:tab/>3.4<text:tab/>Template documenti....................................................................................</text:p>
            <text:p text:style-name="P29"><text:tab/>3.5<text:tab/>Approvazione documenti.............................................................................</text:p>
            <text:p text:style-name="P29"><text:tab/>3.6<text:tab/>Distribuzione documenti..............................................................................</text:p>
            <text:p text:style-name="P29">4<text:tab/>Versionamento.......................................................................................................</text:p>
            <text:p text:style-name="P29">5<text:tab/>Strumenti e ambienti di sviluppo............................................................................</text:p>
          </table:table-cell>
          <table:table-cell office:value-type="string">
            <text:p text:style-name="P10">3</text:p>
            <text:p text:style-name="P10">3</text:p>
            <text:p text:style-name="P10">3</text:p>
            <text:p text:style-name="P10">3</text:p>
            <text:p text:style-name="P10">3</text:p>
            <text:p text:style-name="P10">3</text:p>
            <text:p text:style-name="P10">4</text:p>
            <text:p text:style-name="P10">4</text:p>
            <text:p text:style-name="P10">4</text:p>
            <text:p text:style-name="P10">4</text:p>
            <text:p text:style-name="P10">4</text:p>
            <text:p text:style-name="P10">4</text:p>
            <text:p text:style-name="P10">5</text:p>
          </table:table-cell>
        </table:table-row>
      </table:table>
      <text:p text:style-name="P29"/>
      <text:p text:style-name="P40">1. Comunicazioni</text:p>
      <text:p text:style-name="P33"/>
      <text:p text:style-name="P33"><text:tab/><text:span text:style-name="T2">Modalità con cui vengono diffusi avvisi e comunicazioni all'interno e all'esterno dell'azienda.</text:span></text:p>
      <text:p text:style-name="P33"/>
      <text:p text:style-name="P33"/>
      <text:p text:style-name="P33">1.1. Interne</text:p>
      <text:p text:style-name="P30"/>
      <text:p text:style-name="P30"><text:tab/>Ogni tipo di comunicazione e avviso interno all'azienda sarà notificato tramite posta elettronica a tutto il Team di sviluppo. Ciascuna di queste e-mail sarà mandata all'indirizzo pubblico dell'azienda alla quale ogni componente potrà accedere. L'oggetto dell'e-mail specificherà di volta in volta il tipo della comunicazione.</text:p>
      <text:p text:style-name="P33"/>
      <text:p text:style-name="P33"/>
      <text:p text:style-name="P33">1.2. Esterne</text:p>
      <text:p text:style-name="P33"/>
      <text:p text:style-name="P33"><text:span text:style-name="T3"><text:tab/>Le comunicazioni esterne dovranno essere effettuate all'indirizzo mail dell'azienda: </text:span><text:a xlink:type="simple" xlink:href="mailto:styosoft@gmail.com"><text:span text:style-name="T3">styosoft@gmail.com</text:span></text:a><text:span text:style-name="T3">. Ogni componente del Team dovrà necessariamente utilizzare questo indirizzo come mezzo di comunicazione con l'esterno, in modo tale che tutti possano accedere a tali informazioni. <text:s/>Con questo indirizzo di posta elettronica, il Committente potrà mettersi in contatto con ogni componente del gruppo in modo veloce e simultaneo. </text:span></text:p>
      <text:p text:style-name="P33"/>
      <text:p text:style-name="P26"/>
      <text:p text:style-name="P26">2. Convocazioni ed Incontri</text:p>
      <text:p text:style-name="P30"/>
      <text:p text:style-name="P30"><text:tab/>Tutte le convocazioni e gli incontri saranno segnalati tramite comunicazioni interne, secondo quanto stabilito al punto 1.1. Sono previsti due incontri settimanali per controllare lo stato di avanzamento dei lavori e per assegnare i compiti ai vari componenti del gruppo. Tali incontri sono fissati il lunedì e il mercoledì alle ore 14:30 in aula luf1 di Via Luzzati a Padova. </text:p>
      <text:p text:style-name="P30"/>
      <text:p text:style-name="P30"/>
      <text:p text:style-name="P26">3. Gestione dei documenti ufficiali</text:p>
      <text:p text:style-name="P33">3.1. Nominazione dei documenti</text:p>
      <text:p text:style-name="P30"/>
      <text:p text:style-name="P30"><text:tab/>Ogni documento dovrà essere archiviato specificando il tipo di documento e la versione. Tali informazioni dovranno essere separate da “_”. Anche gli spazi dovranno essere sostituiti da tale simbolo. La versione dovrà essere espressa utilizzando il punto <text:soft-page-break/>come separatore. I files ufficiali saranno esportati da OpenOffice con formato pdf. </text:p>
      <text:p text:style-name="P33">3.2. Interna</text:p>
      <text:p text:style-name="P31"/>
      <text:p text:style-name="P33"><text:tab/><text:span text:style-name="T2">Internamente al Team, i documenti saranno disponibili presso il sito web aziendale.</text:span></text:p>
      <text:p text:style-name="P30"/>
      <text:p text:style-name="P30"/>
      <text:p text:style-name="P33">3.3. Esterna</text:p>
      <text:p text:style-name="P30"/>
      <text:p text:style-name="P26"><text:span text:style-name="T3"><text:tab/></text:span><text:span text:style-name="T2">Dall'esterno i documenti saranno resi noti con l'utilizzo del comando di consegna previsto dal corso.</text:span></text:p>
      <text:p text:style-name="P30"/>
      <text:p text:style-name="P30"/>
      <text:p text:style-name="P33">3.4. Template dei documenti</text:p>
      <text:p text:style-name="P30"/>
      <text:p text:style-name="P31"><text:span text:style-name="T4"><text:tab/></text:span>Ogni documento dovrà attenersi allo schema riportato nel file “modello.odt” disponibile <text:s/>nel sito dell'azienda. Il corpo dei documenti dovrà essere redatto con carattere <text:s/>Arial 12. I titoli avranno dimensione 15 e sottotitoli dimensione 13.</text:p>
      <text:p text:style-name="P30"/>
      <text:p text:style-name="P30"/>
      <text:p text:style-name="P34">3.5. Approvazione documenti</text:p>
      <text:p text:style-name="P30"/>
      <text:p text:style-name="P26"><text:tab/><text:span text:style-name="T2">Ogni documento dovrà specificare la data e il nome del responsabile (per approvazione) e quello del verificatore (per revisione).</text:span></text:p>
      <text:p text:style-name="P26"/>
      <text:p text:style-name="P26"/>
      <text:p text:style-name="P33">3.6. Distribuzione documenti</text:p>
      <text:p text:style-name="P33"/>
      <text:p text:style-name="P30"><text:tab/>E' attivo inoltre il sito web aziendale stylosoft.altervista.org, presso il quale saranno archiviati i file relativi al progetto. Tramite gli opportuni metodi di autenticazione ogni componente del gruppo potrà accedere a tali file, con la possibilità di modificarli (tali modifiche dovranno essere dovutamente documentate).</text:p>
      <text:p text:style-name="P30"/>
      <text:p text:style-name="P30"/>
      <text:p text:style-name="P26">4. Versionamento</text:p>
      <text:p text:style-name="P31"/>
      <text:p text:style-name="P31"><text:tab/>Ogni documento sarà dotato di un “registro delle modifiche” in cui saranno riportati i cambiamenti apportati in ordine di data decrescente.</text:p>
      <text:p text:style-name="P31"/>
      <text:p text:style-name="P31"><text:soft-page-break/></text:p>
      <text:p text:style-name="P27">5. Strumenti e ambienti di sviluppo</text:p>
      <text:p text:style-name="P31"/>
      <text:p text:style-name="P31"><text:tab/>Per la redazione dei documenti si utilizzerà OpenOffice2 in ambiente Linux o Windows. L'ambiente di sviluppo utilizzato per la codifica e la progettazione sarà NetBeans 5.5.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4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0</text:p>
            </table:table-cell>
            <table:table-cell table:style-name="Tabella3.B1" office:value-type="string">
              <text:p text:style-name="P7">Creazione documento:</text:p>
              <text:p text:style-name="P7">19/11/07</text:p>
            </table:table-cell>
            <table:table-cell table:style-name="Tabella3.B1" office:value-type="string">
              <text:p text:style-name="P7">Ultima modifica: </text:p>
              <text:p text:style-name="P7">06/12/07</text:p>
            </table:table-cell>
            <table:table-cell table:style-name="Tabella3.B1" office:value-type="string">
              <text:p text:style-name="P8">Pagina <text:page-number text:select-page="current">5</text:page-number> di <text:page-count>5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date>2007-12-07T12:58:12</dc:date>
    <meta:print-date>2005-11-30T16:25:56</meta:print-date>
    <meta:editing-cycles>312</meta:editing-cycles>
    <meta:editing-duration>P1DT5H22M14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5" meta:paragraph-count="88" meta:word-count="603" meta:character-count="5343"/>
  </office:meta>
</office:document-meta>
</file>